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8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27"/>
    <style:style style:name="ce11" style:family="table-cell" style:parent-style-name="Default" style:data-style-name="N127">
      <style:table-cell-properties fo:background-color="transparent"/>
    </style:style>
    <style:style style:name="ce12" style:family="table-cell" style:parent-style-name="Default" style:data-style-name="N127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 style:data-style-name="N127">
      <style:table-cell-properties fo:background-color="transparent" fo:border="non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oten [eV]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-271.99004327" calcext:value-type="float">
            <text:p>-271.9900432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0.41313907" calcext:value-type="float">
            <text:p>-270.41313907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1.13545891" calcext:value-type="float">
            <text:p>-271.13545891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69.92850121" calcext:value-type="float">
            <text:p>-269.92850121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69.13833599" calcext:value-type="float">
            <text:p>-269.13833599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-270.43171908" calcext:value-type="float">
            <text:p>-270.43171908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-267.94721778" calcext:value-type="float">
            <text:p>-267.94721778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-252.77723419" calcext:value-type="float">
            <text:p>-252.77723419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-271.29655834" calcext:value-type="float">
            <text:p>-271.29655834</text:p>
          </table:table-cell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4">
          <table:table-cell table:number-columns-repeated="2"/>
          <table:table-cell table:style-name="ce11"/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style-name="ce8" table:number-columns-repeated="2"/>
          <table:table-cell table:style-name="ce12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21:03:21.683355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3T09:57:24.595277122</meta:creation-date>
    <dc:date>2024-04-27T21:03:57.567091994</dc:date>
    <meta:editing-duration>P5DT17H56M49S</meta:editing-duration>
    <meta:editing-cycles>19</meta:editing-cycles>
    <meta:generator>LibreOffice/6.4.7.2$Linux_X86_64 LibreOffice_project/40$Build-2</meta:generator>
    <meta:document-statistic meta:table-count="1" meta:cell-count="30" meta:object-count="0"/>
  </office:meta>
</office:document-meta>
</file>